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6" style:family="paragraph" style:parent-style-name="List_20_Paragraph" style:list-style-name="WWNum7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 style:list-style-name="WWNum5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ndortmöglichkeiten</text:p>
      <text:p text:style-name="P1"/>
      <text:p text:style-name="P2">Büro:</text:p>
      <text:list xml:id="list6178015207121825232" text:style-name="WWNum7">
        <text:list-item>
          <text:p text:style-name="P6">Berlin-Zentrum</text:p>
        </text:list-item>
        <text:list-item>
          <text:p text:style-name="P6">Potsdam</text:p>
        </text:list-item>
        <text:list-item>
          <text:p text:style-name="P6">Hamburg</text:p>
        </text:list-item>
        <text:list-item>
          <text:p text:style-name="P6">Münster</text:p>
        </text:list-item>
        <text:list-item>
          <text:p text:style-name="P6">München</text:p>
        </text:list-item>
      </text:list>
      <text:p text:style-name="P3">Fabrik:</text:p>
      <text:list xml:id="list6471975739294114378" text:style-name="WWNum5">
        <text:list-item>
          <text:p text:style-name="P7">Ruhrgebiet</text:p>
        </text:list-item>
        <text:list-item>
          <text:p text:style-name="P7">Polen (Stettin)</text:p>
        </text:list-item>
        <text:list-item>
          <text:p text:style-name="P7">Frankfurt-oder</text:p>
        </text:list-item>
        <text:list-item>
          <text:p text:style-name="P7">Polen: Swinemünde,Wroclaw</text:p>
        </text:list-item>
        <text:list-item>
          <text:p text:style-name="P7">Potsdam</text:p>
        </text:list-item>
      </text:list>
      <text:p text:style-name="P4"/>
      <text:p text:style-name="P4">Wir haben zu aller erst Kunden aufzutreffen. Da kommen einen natürlich die größten Städte in den Sinn, wie München, Köln und Berlin,sowie auch große Industriegebiete, wie das Ruhrgebiet.</text:p>
      <text:p text:style-name="P4"><text:line-break/>Danach haben wir uns die aufkommenden Kosten angesehen und alle Ideen wieder gestrichen.</text:p>
      <text:p text:style-name="P4"><text:line-break/>Da aber Berlin die Hauptstadt von Deutschland ist haben wir geschaut, was sich den im Umkreis von Berlin befindet und was auch kostensparender ist.</text:p>
      <text:p text:style-name="P4"><text:s/>Nachdem wir uns über Potsdam informiert haben, waren wir alle begeistert und haben uns einstimmig für Potsdam entschie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Tom Reinhardt</meta:initial-creator>
    <dc:creator>Peter Kruse</dc:creator>
    <meta:editing-cycles>5</meta:editing-cycles>
    <meta:print-date>2019-03-28T20:09:15.69</meta:print-date>
    <meta:creation-date>2019-03-22T10:50:00</meta:creation-date>
    <dc:date>2019-05-22T17:15:38.95</dc:date>
    <meta:editing-duration>PT7M50S</meta:editing-duration>
    <meta:generator>OpenOffice/4.1.6$Win32 OpenOffice.org_project/416m1$Build-9790</meta:generator>
    <meta:printed-by>Peter Kruse</meta:printed-by>
    <meta:document-statistic meta:table-count="0" meta:image-count="0" meta:object-count="0" meta:page-count="1" meta:paragraph-count="17" meta:word-count="108" meta:character-count="7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